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nobel_winn</text:h>
      <table:table table:name="nobel_win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jec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winner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ego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obel_winn</text:h>
      <table:table table:name="nobel_winn_structure">
        <table:table-column table:number-columns-repeated="5"/>
        <table:table-row>
          <table:table-cell office:value-type="string">
            <text:p>year</text:p>
          </table:table-cell>
          <table:table-cell office:value-type="string">
            <text:p>subject</text:p>
          </table:table-cell>
          <table:table-cell office:value-type="string">
            <text:p>winner</text:p>
          </table:table-cell>
          <table:table-cell office:value-type="string">
            <text:p>country</text:p>
          </table:table-cell>
          <table:table-cell office:value-type="string">
            <text:p>category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litrature</text:p>
          </table:table-cell>
          <table:table-cell office:value-type="string">
            <text:p>Aleksandr Solzhenitsyn</text:p>
          </table:table-cell>
          <table:table-cell office:value-type="string">
            <text:p>Russia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litrature</text:p>
          </table:table-cell>
          <table:table-cell office:value-type="string">
            <text:p>Pablo Neruda</text:p>
          </table:table-cell>
          <table:table-cell office:value-type="string">
            <text:p>Chile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litrature</text:p>
          </table:table-cell>
          <table:table-cell office:value-type="string">
            <text:p>Joseph Brodsky</text:p>
          </table:table-cell>
          <table:table-cell office:value-type="string">
            <text:p>Russia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94">
            <text:p>1994</text:p>
          </table:table-cell>
          <table:table-cell office:value-type="string">
            <text:p>litrature</text:p>
          </table:table-cell>
          <table:table-cell office:value-type="string">
            <text:p>Kenzaburo Oe</text:p>
          </table:table-cell>
          <table:table-cell office:value-type="string">
            <text:p>Japan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peace</text:p>
          </table:table-cell>
          <table:table-cell office:value-type="string">
            <text:p>Willy Brandt</text:p>
          </table:table-cell>
          <table:table-cell office:value-type="string">
            <text:p>Germany</text:p>
          </table:table-cell>
          <table:table-cell office:value-type="string">
            <text:p>Chancellor</text:p>
          </table:table-cell>
        </table:table-row>
        <table:table-row>
          <table:table-cell office:value-type="float" office:value="1978">
            <text:p>1978</text:p>
          </table:table-cell>
          <table:table-cell office:value-type="string">
            <text:p>peace</text:p>
          </table:table-cell>
          <table:table-cell office:value-type="string">
            <text:p>Anwar al-Sadat</text:p>
          </table:table-cell>
          <table:table-cell office:value-type="string">
            <text:p>Egypt</text:p>
          </table:table-cell>
          <table:table-cell office:value-type="string">
            <text:p>President</text:p>
          </table:table-cell>
        </table:table-row>
        <table:table-row>
          <table:table-cell office:value-type="float" office:value="1978">
            <text:p>1978</text:p>
          </table:table-cell>
          <table:table-cell office:value-type="string">
            <text:p>peace</text:p>
          </table:table-cell>
          <table:table-cell office:value-type="string">
            <text:p>Menachem Begin</text:p>
          </table:table-cell>
          <table:table-cell office:value-type="string">
            <text:p>Israel</text:p>
          </table:table-cell>
          <table:table-cell office:value-type="string">
            <text:p>Prime Minister</text:p>
          </table:table-cell>
        </table:table-row>
        <table:table-row>
          <table:table-cell office:value-type="float" office:value="1994">
            <text:p>1994</text:p>
          </table:table-cell>
          <table:table-cell office:value-type="string">
            <text:p>peace</text:p>
          </table:table-cell>
          <table:table-cell office:value-type="string">
            <text:p>Yitzhak Rabin</text:p>
          </table:table-cell>
          <table:table-cell office:value-type="string">
            <text:p>Israel</text:p>
          </table:table-cell>
          <table:table-cell office:value-type="string">
            <text:p>Prime Minister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Hannes Alfven</text:p>
          </table:table-cell>
          <table:table-cell office:value-type="string">
            <text:p>Sweden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Louis Neel</text:p>
          </table:table-cell>
          <table:table-cell office:value-type="string">
            <text:p>France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physics</text:p>
          </table:table-cell>
          <table:table-cell office:value-type="string">
            <text:p>Dennis Gabor</text:p>
          </table:table-cell>
          <table:table-cell office:value-type="string">
            <text:p>Hungar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physics</text:p>
          </table:table-cell>
          <table:table-cell office:value-type="string">
            <text:p>Johannes Georg Bednorz</text:p>
          </table:table-cell>
          <table:table-cell office:value-type="string">
            <text:p>German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Ulf von Euler</text:p>
          </table:table-cell>
          <table:table-cell office:value-type="string">
            <text:p>Sweden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Bernard Katz</text:p>
          </table:table-cell>
          <table:table-cell office:value-type="string">
            <text:p>German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Julius Axelrod</text:p>
          </table:table-cell>
          <table:table-cell office:value-type="string">
            <text:p>USA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physiology</text:p>
          </table:table-cell>
          <table:table-cell office:value-type="string">
            <text:p>Susumu Tonegawa</text:p>
          </table:table-cell>
          <table:table-cell office:value-type="string">
            <text:p>Japan</text:p>
          </table:table-cell>
          <table:table-cell office:value-type="string">
            <text:p>Scientist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7T07:36:54+01:00</meta:creation-date>
  </office:meta>
</office:document-meta>
</file>